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210000029D3A5622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8.1875in" fo:margin-left="-0.0104in" style:page-number="0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1875in"/>
    </style:style>
    <style:style style:name="Table1.1" style:family="table-row">
      <style:table-row-properties style:row-height="3.3333in" style:keep-together="false"/>
    </style:style>
    <style:style style:name="Table1.A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0626in" fo:text-indent="0in" style:auto-text-indent="false" style:snap-to-layout-grid="false"/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fo:color="#3366ff" style:font-name="Comic Sans MS" fo:font-size="48pt" fo:font-weight="bold" style:font-size-asian="48pt" style:font-weight-asian="bold"/>
    </style:style>
    <style:style style:name="P3" style:family="paragraph" style:parent-style-name="Standard">
      <style:paragraph-properties fo:margin-left="0in" fo:margin-right="0.0626in" fo:text-indent="0in" style:auto-text-indent="false" style:snap-to-layout-grid="false"/>
    </style:style>
    <style:style style:name="P4" style:family="paragraph" style:parent-style-name="Standard">
      <style:paragraph-properties fo:margin-left="0in" fo:margin-right="0.0626in" fo:text-indent="0in" style:auto-text-indent="false"/>
      <style:text-properties text:display="tru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<draw:frame draw:style-name="fr1" draw:name="Frame1" text:anchor-type="char" svg:x="0.4898in" svg:y="0.448in" svg:width="3in" draw:z-index="6"><draw:text-box fo:min-height="0in"><text:p text:style-name="P2">SUSAN</text:p></draw:text-box></draw:frame><draw:frame draw:style-name="fr2" draw:name="graphics1" text:anchor-type="char" svg:x="0.0102in" svg:y="-1.5709in" svg:width="3.9791in" svg:height="3.3228in" draw:z-index="5"><draw:image xlink:href="Pictures/10000000000003210000029D3A56221F.png" xlink:type="simple" xlink:show="embed" xlink:actuate="onLoad"/></draw:frame><draw:frame draw:style-name="fr2" draw:name="graphics2" text:anchor-type="char" svg:x="4.198in" svg:y="-1.5709in" svg:width="3.9791in" svg:height="3.3228in" draw:z-index="2"><draw:image xlink:href="Pictures/10000000000003210000029D3A56221F.png" xlink:type="simple" xlink:show="embed" xlink:actuate="onLoad"/></draw:frame><draw:frame draw:style-name="fr1" draw:name="Frame2" text:anchor-type="char" svg:x="4.7083in" svg:y="0.4583in" svg:width="3in" draw:z-index="7"><draw:text-box fo:min-height="0in"><text:p text:style-name="P2">SUSAN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rame3" text:anchor-type="char" svg:x="0.5209in" svg:y="0.4689in" svg:width="3in" draw:z-index="8"><draw:text-box fo:min-height="0in"><text:p text:style-name="P2">SUSAN</text:p></draw:text-box></draw:frame><draw:frame draw:style-name="fr2" draw:name="graphics3" text:anchor-type="char" svg:x="0.0102in" svg:y="-1.5819in" svg:width="3.9791in" svg:height="3.3228in" draw:z-index="4"><draw:image xlink:href="Pictures/10000000000003210000029D3A56221F.png" xlink:type="simple" xlink:show="embed" xlink:actuate="onLoad"/></draw:frame><draw:frame draw:style-name="fr2" draw:name="graphics4" text:anchor-type="char" svg:x="4.198in" svg:y="-1.5819in" svg:width="3.9791in" svg:height="3.3228in" draw:z-index="1"><draw:image xlink:href="Pictures/10000000000003210000029D3A56221F.png" xlink:type="simple" xlink:show="embed" xlink:actuate="onLoad"/></draw:frame><draw:frame draw:style-name="fr1" draw:name="Frame4" text:anchor-type="char" svg:x="4.7189in" svg:y="0.4374in" svg:width="3in" draw:z-index="9"><draw:text-box fo:min-height="0in"><text:p text:style-name="P2">SUSAN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draw:frame draw:style-name="fr1" draw:name="Frame5" text:anchor-type="char" svg:x="0.5in" svg:y="0.5307in" svg:width="3in" draw:z-index="10"><draw:text-box fo:min-height="0in"><text:p text:style-name="P2">SUSAN</text:p></draw:text-box></draw:frame><draw:frame draw:style-name="fr2" draw:name="graphics5" text:anchor-type="char" svg:x="0.0102in" svg:y="-1.5508in" svg:width="3.9791in" svg:height="3.3228in" draw:z-index="3"><draw:image xlink:href="Pictures/10000000000003210000029D3A56221F.png" xlink:type="simple" xlink:show="embed" xlink:actuate="onLoad"/></draw:frame><draw:frame draw:style-name="fr2" draw:name="graphics6" text:anchor-type="char" svg:x="4.198in" svg:y="-1.5508in" svg:width="3.9791in" svg:height="3.3228in" draw:z-index="0"><draw:image xlink:href="Pictures/10000000000003210000029D3A56221F.png" xlink:type="simple" xlink:show="embed" xlink:actuate="onLoad"/></draw:frame><draw:frame draw:style-name="fr1" draw:name="Frame6" text:anchor-type="char" svg:x="4.6874in" svg:y="0.489in" svg:width="3in" draw:z-index="11"><draw:text-box fo:min-height="0in"><text:p text:style-name="P2">SUSAN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563in" fo:margin-right="0.1563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C</meta:initial-creator>
    <meta:creation-date>2005-10-19T00:18:00</meta:creation-date>
    <dc:date>2006-07-21T16:03:03</dc:date>
    <dc:language>en-US</dc:language>
    <meta:editing-cycles>3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1" meta:image-count="6" meta:object-count="0" meta:page-count="1" meta:paragraph-count="6" meta:word-count="6" meta:character-count="30"/>
  </office:meta>
</office:document-meta>
</file>